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in Modern Math" svg:font-family="'Latin Modern Mat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atin Modern Math" fo:font-size="18pt" fo:language="es" fo:country="MX" fo:font-weight="bold" officeooo:rsid="0000d4e2" officeooo:paragraph-rsid="0000d4e2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atin Modern Math" fo:font-size="14pt" fo:language="es" fo:country="MX" fo:font-weight="normal" officeooo:rsid="0000d4e2" officeooo:paragraph-rsid="0000d4e2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 del perfil de kaggle</text:p>
      <text:p text:style-name="P2"/>
      <text:p text:style-name="P2"><text:a xlink:type="simple" xlink:href="https://www.kaggle.com/ernestoas" text:style-name="Internet_20_link" text:visited-style-name="Visited_20_Internet_20_Link">https://www.kaggle.com/ernestoas</text:a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in Modern Math" svg:font-family="'Latin Modern Mat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20:33:10.849998462</meta:creation-date>
    <dc:date>2025-01-22T20:39:10.179087968</dc:date>
    <meta:editing-duration>PT6M3S</meta:editing-duration>
    <meta:editing-cycles>1</meta:editing-cycles>
    <meta:document-statistic meta:table-count="0" meta:image-count="0" meta:object-count="0" meta:page-count="1" meta:paragraph-count="2" meta:word-count="6" meta:character-count="57" meta:non-whitespace-character-count="53"/>
    <meta:generator>LibreOffice/24.2.7.2$Linux_X86_64 LibreOffice_project/420$Build-2</meta:generator>
  </office:meta>
</office:document-meta>
</file>